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102c25" officeooo:paragraph-rsid="00102c25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!--The content below is only a placeholder and can be replaced.--&gt;</text:p>
      <text:p text:style-name="P1"><text:span text:style-name="T1">&lt;</text:span><text:span text:style-name="T2">div</text:span> <text:span text:style-name="T3">style</text:span>=<text:span text:style-name="T4">"text-align:center"</text:span><text:span text:style-name="T1">&gt;</text:span></text:p>
      <text:p text:style-name="P1"><text:span text:style-name="T1">&lt;</text:span><text:span text:style-name="T2">h1</text:span><text:span text:style-name="T1">&gt;</text:span></text:p>
      <text:p text:style-name="P1">Welcome to {{ title }}!</text:p>
      <text:p text:style-name="P1"><text:span text:style-name="T1">&lt;/</text:span><text:span text:style-name="T2">h1</text:span><text:span text:style-name="T1">&gt;</text:span></text:p>
      <text:p text:style-name="P1"><text:span text:style-name="T1">&lt;</text:span><text:span text:style-name="T2">img</text:span> <text:span text:style-name="T3">width</text:span>=<text:span text:style-name="T4">"300"</text:span> <text:span text:style-name="T3">alt</text:span>=<text:span text:style-name="T4">"Angular Logo"</text:span> <text:span text:style-name="T3">src</text:span>=<text:span text:style-name="T4">"data:image/svg+xml;base64,PHN2ZyB4bWxucz0iaHR0cDovL3d3dy53My5vcmcvMjAwMC9zdmciIHZpZXdCb3g9IjAgMCAyNTAgMjUwIj4KICAgIDxwYXRoIGZpbGw9IiNERDAwMzEiIGQ9Ik0xMjUgMzBMMzEuOSA2My4ybDE0LjIgMTIzLjFMMTI1IDIzMGw3OC45LTQzLjcgMTQuMi0xMjMuMXoiIC8+CiAgICA8cGF0aCBmaWxsPSIjQzMwMDJGIiBkPSJNMTI1IDMwdjIyLjItLjFWMjMwbDc4LjktNDMuNyAxNC4yLTEyMy4xTDEyNSAzMHoiIC8+CiAgICA8cGF0aCAgZmlsbD0iI0ZGRkZGRiIgZD0iTTEyNSA1Mi4xTDY2LjggMTgyLjZoMjEuN2wxMS43LTI5LjJoNDkuNGwxMS43IDI5LjJIMTgzTDEyNSA1Mi4xem0xNyA4My4zaC0zNGwxNy00MC45IDE3IDQwLjl6IiAvPgogIDwvc3ZnPg==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2</text:span><text:span text:style-name="T1">&gt;</text:span>Here are some links to help you start: <text:span text:style-name="T1">&lt;/</text:span><text:span text:style-name="T2">h2</text:span><text:span text:style-name="T1">&gt;</text:span></text:p>
      <text:p text:style-name="P1"><text:span text:style-name="T1">&lt;</text:span><text:span text:style-name="T2">ul</text:span>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&lt;</text:span><text:span text:style-name="T2">h2</text:span><text:span text:style-name="T1">&gt;&lt;</text:span><text:span text:style-name="T2">a</text:span> <text:span text:style-name="T3">target</text:span>=<text:span text:style-name="T4">"_blank"</text:span> <text:span text:style-name="T3">rel</text:span>=<text:span text:style-name="T4">"noopener"</text:span> <text:span text:style-name="T3">href</text:span>=<text:span text:style-name="T4">"https://angular.io/tutorial"</text:span><text:span text:style-name="T1">&gt;</text:span>Tour of Heroes<text:span text:style-name="T1">&lt;/</text:span><text:span text:style-name="T2">a</text:span><text:span text:style-name="T1">&gt;&lt;/</text:span><text:span text:style-name="T2">h2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&lt;</text:span><text:span text:style-name="T2">h2</text:span><text:span text:style-name="T1">&gt;&lt;</text:span><text:span text:style-name="T2">a</text:span> <text:span text:style-name="T3">target</text:span>=<text:span text:style-name="T4">"_blank"</text:span> <text:span text:style-name="T3">rel</text:span>=<text:span text:style-name="T4">"noopener"</text:span> <text:span text:style-name="T3">href</text:span>=<text:span text:style-name="T4">"https://angular.io/cli"</text:span><text:span text:style-name="T1">&gt;</text:span>CLI Documentation<text:span text:style-name="T1">&lt;/</text:span><text:span text:style-name="T2">a</text:span><text:span text:style-name="T1">&gt;&lt;/</text:span><text:span text:style-name="T2">h2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&lt;</text:span><text:span text:style-name="T2">h2</text:span><text:span text:style-name="T1">&gt;&lt;</text:span><text:span text:style-name="T2">a</text:span> <text:span text:style-name="T3">target</text:span>=<text:span text:style-name="T4">"_blank"</text:span> <text:span text:style-name="T3">rel</text:span>=<text:span text:style-name="T4">"noopener"</text:span> <text:span text:style-name="T3">href</text:span>=<text:span text:style-name="T4">"https://blog.angular.io/"</text:span><text:span text:style-name="T1">&gt;</text:span>Angular blog<text:span text:style-name="T1">&lt;/</text:span><text:span text:style-name="T2">a</text:span><text:span text:style-name="T1">&gt;&lt;/</text:span><text:span text:style-name="T2">h2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3"/>
      <text:p text:style-name="P1"><text:span text:style-name="T1">&lt;</text:span><text:span text:style-name="T2">router-outlet</text:span><text:span text:style-name="T1">&gt;&lt;/</text:span><text:span text:style-name="T2">router-outlet</text:span><text:span text:style-name="T1">&gt;</text:span></text:p>
      <text:p text:style-name="P1"/>
      <text:p text:style-name="P4">copmonents:<text:a xlink:type="simple" xlink:href="https://www.youtube.com/watch?v=xYs2-fe-wxg" text:style-name="Internet_20_link" text:visited-style-name="Visited_20_Internet_20_Link">https://www.youtube.com/watch?v=xYs2-fe-wxg</text:a></text:p>
      <text:p text:style-name="P4">styleshee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16:25.162518375</meta:creation-date>
    <dc:date>2018-12-10T17:19:35.667149315</dc:date>
    <meta:editing-duration>PT2H3M1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64" meta:character-count="1162" meta:non-whitespace-character-count="1122"/>
  </office:meta>
</office:document-meta>
</file>